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7cm" table:align="margins" style:shadow="none" style:may-break-between-rows="true" table:border-model="collapsing"/>
    </style:style>
    <style:style style:name="Tabell1.A" style:family="table-column">
      <style:table-column-properties style:column-width="2.831cm" style:rel-column-width="10913*"/>
    </style:style>
    <style:style style:name="Tabell1.B" style:family="table-column">
      <style:table-column-properties style:column-width="2.835cm" style:rel-column-width="10927*"/>
    </style:style>
    <style:style style:name="Tabell1.C" style:family="table-column">
      <style:table-column-properties style:column-width="1.499cm" style:rel-column-width="5779*"/>
    </style:style>
    <style:style style:name="Tabell1.D" style:family="table-column">
      <style:table-column-properties style:column-width="3.141cm" style:rel-column-width="12110*"/>
    </style:style>
    <style:style style:name="Tabell1.E" style:family="table-column">
      <style:table-column-properties style:column-width="3.861cm" style:rel-column-width="14884*"/>
    </style:style>
    <style:style style:name="Tabell1.F" style:family="table-column">
      <style:table-column-properties style:column-width="2.833cm" style:rel-column-width="10922*"/>
    </style:style>
    <style:style style:name="Tabell1.1" style:family="table-row">
      <style:table-row-properties fo:keep-together="auto"/>
    </style:style>
    <style:style style:name="Tabell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7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B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D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E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F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1.A10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1.B10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3" style:family="table">
      <style:table-properties style:width="17cm" table:align="margins" style:may-break-between-rows="true" table:border-model="collapsing"/>
    </style:style>
    <style:style style:name="Tabell3.A" style:family="table-column">
      <style:table-column-properties style:column-width="5.667cm" style:rel-column-width="21845*"/>
    </style:style>
    <style:style style:name="Tabell3.1" style:family="table-row">
      <style:table-row-properties fo:keep-together="auto"/>
    </style:style>
    <style:style style:name="Tabell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3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3.B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5" style:family="table">
      <style:table-properties style:width="17cm" table:align="margins" style:may-break-between-rows="true" table:border-model="collapsing"/>
    </style:style>
    <style:style style:name="Tabell5.A" style:family="table-column">
      <style:table-column-properties style:column-width="5.667cm" style:rel-column-width="21845*"/>
    </style:style>
    <style:style style:name="Tabell5.1" style:family="table-row">
      <style:table-row-properties fo:keep-together="auto"/>
    </style:style>
    <style:style style:name="Tabell5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5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5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5.B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" style:family="table">
      <style:table-properties style:width="16.937cm" table:align="right" style:may-break-between-rows="true" table:border-model="collapsing"/>
    </style:style>
    <style:style style:name="Tabell2.A" style:family="table-column">
      <style:table-column-properties style:column-width="5.597cm"/>
    </style:style>
    <style:style style:name="Tabell2.B" style:family="table-column">
      <style:table-column-properties style:column-width="5.674cm"/>
    </style:style>
    <style:style style:name="Tabell2.C" style:family="table-column">
      <style:table-column-properties style:column-width="5.666cm"/>
    </style:style>
    <style:style style:name="Tabell2.1" style:family="table-row">
      <style:table-row-properties fo:keep-together="auto"/>
    </style:style>
    <style:style style:name="Tabell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2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2.B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4" style:family="table">
      <style:table-properties style:width="16.942cm" table:align="right" style:may-break-between-rows="true" table:border-model="collapsing"/>
    </style:style>
    <style:style style:name="Tabell4.A" style:family="table-column">
      <style:table-column-properties style:column-width="5.6cm"/>
    </style:style>
    <style:style style:name="Tabell4.B" style:family="table-column">
      <style:table-column-properties style:column-width="5.676cm"/>
    </style:style>
    <style:style style:name="Tabell4.C" style:family="table-column">
      <style:table-column-properties style:column-width="5.666cm"/>
    </style:style>
    <style:style style:name="Tabell4.1" style:family="table-row">
      <style:table-row-properties fo:keep-together="auto"/>
    </style:style>
    <style:style style:name="Tabell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4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C3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4.A8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4.B8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6" style:family="table">
      <style:table-properties style:width="17cm" table:align="margins" style:may-break-between-rows="true" table:border-model="collapsing"/>
    </style:style>
    <style:style style:name="Tabell6.A" style:family="table-column">
      <style:table-column-properties style:column-width="5.667cm" style:rel-column-width="21845*"/>
    </style:style>
    <style:style style:name="Tabell6.1" style:family="table-row">
      <style:table-row-properties fo:keep-together="auto"/>
    </style:style>
    <style:style style:name="Tabell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C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l6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6.B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2.833cm" style:rel-column-width="10922*"/>
    </style:style>
    <style:style style:name="Tabel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7.F1" style:family="table-cell">
      <style:table-cell-properties fo:padding="0.097cm" fo:border="0.5pt solid #000000"/>
    </style:style>
    <style:style style:name="Tabell7.A2" style:family="table-cell">
      <style:table-cell-properties fo:padding="0.097cm" fo:border-left="0.5pt solid #000000" fo:border-right="none" fo:border-top="none" fo:border-bottom="0.5pt solid #000000"/>
    </style:style>
    <style:style style:name="Tabell7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87dd8" officeooo:paragraph-rsid="00187dd8" style:font-size-asian="10pt" style:font-size-complex="10pt"/>
    </style:style>
    <style:style style:name="P3" style:family="paragraph" style:parent-style-name="Standard">
      <style:text-properties fo:font-size="10pt" officeooo:rsid="00187dd8" officeooo:paragraph-rsid="001f0aed" style:font-size-asian="10pt" style:font-size-complex="10pt"/>
    </style:style>
    <style:style style:name="P4" style:family="paragraph" style:parent-style-name="Standard">
      <style:text-properties fo:font-size="10pt" officeooo:rsid="00187dd8" officeooo:paragraph-rsid="00217b64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cb4" officeooo:paragraph-rsid="0020a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7b64" officeooo:paragraph-rsid="00217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708" officeooo:paragraph-rsid="00223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a76" officeooo:paragraph-rsid="00255a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b5d" officeooo:paragraph-rsid="0026d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acb4" officeooo:paragraph-rsid="0020ac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23708" officeooo:paragraph-rsid="00223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5a76" officeooo:paragraph-rsid="00255a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db5d" officeooo:paragraph-rsid="0026db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7461b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97012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332c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332c" officeooo:paragraph-rsid="001d33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f0aed" officeooo:paragraph-rsid="001f0a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10pt" officeooo:rsid="00187dd8" officeooo:paragraph-rsid="00187dd8" style:font-size-asian="10pt" style:font-size-complex="10pt"/>
    </style:style>
    <style:style style:name="P22" style:family="paragraph" style:parent-style-name="Standard">
      <style:text-properties fo:font-size="10pt" officeooo:rsid="00187dd8" officeooo:paragraph-rsid="001f0aed" style:font-size-asian="10pt" style:font-size-complex="10pt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cb4" officeooo:paragraph-rsid="0020a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5a76" officeooo:paragraph-rsid="00255a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708" officeooo:paragraph-rsid="00223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b5d" officeooo:paragraph-rsid="0026d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fb6" officeooo:paragraph-rsid="0016e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fb6" officeooo:paragraph-rsid="001746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461b" officeooo:paragraph-rsid="001746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332c" officeooo:paragraph-rsid="001d33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7dd8" officeooo:paragraph-rsid="00187d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7dfa" officeooo:paragraph-rsid="002a7d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efb6" officeooo:paragraph-rsid="0016ef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461b" officeooo:paragraph-rsid="001746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97012" officeooo:paragraph-rsid="001d33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332c" officeooo:paragraph-rsid="001d33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officeooo:rsid="002e4381" officeooo:paragraph-rsid="002e4381" style:font-size-asian="10pt" style:font-size-complex="10pt"/>
    </style:style>
    <style:style style:name="T1" style:family="text">
      <style:text-properties officeooo:rsid="0017461b"/>
    </style:style>
    <style:style style:name="T2" style:family="text">
      <style:text-properties officeooo:rsid="00197012"/>
    </style:style>
    <style:style style:name="T3" style:family="text">
      <style:text-properties officeooo:rsid="001d332c"/>
    </style:style>
    <style:style style:name="T4" style:family="text">
      <style:text-properties officeooo:rsid="001f0aed"/>
    </style:style>
    <style:style style:name="T5" style:family="text">
      <style:text-properties officeooo:rsid="00217b64"/>
    </style:style>
    <style:style style:name="T6" style:family="text">
      <style:text-properties officeooo:rsid="00223708"/>
    </style:style>
    <style:style style:name="T7" style:family="text">
      <style:text-properties officeooo:rsid="00240264"/>
    </style:style>
    <style:style style:name="T8" style:family="text">
      <style:text-properties officeooo:rsid="0026db5d"/>
    </style:style>
    <style:style style:name="T9" style:family="text">
      <style:text-properties officeooo:rsid="00282a93"/>
    </style:style>
    <style:style style:name="T10" style:family="text">
      <style:text-properties officeooo:rsid="0028b4ab"/>
    </style:style>
    <style:style style:name="T11" style:family="text">
      <style:text-properties officeooo:rsid="002a7dfa"/>
    </style:style>
    <style:style style:name="T12" style:family="text">
      <style:text-properties officeooo:rsid="002b0235"/>
    </style:style>
    <style:style style:name="T13" style:family="text">
      <style:text-properties officeooo:rsid="002b98ce"/>
    </style:style>
    <style:style style:name="T14" style:family="text">
      <style:text-properties officeooo:rsid="002d8f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1" table:style-name="Tabell1" table:template-name="Elegant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33">Stream / task</text:p>
          </table:table-cell>
          <table:table-cell table:style-name="Tabell1.A1" office:value-type="string">
            <text:p text:style-name="P33">Kanaler</text:p>
          </table:table-cell>
          <table:table-cell table:style-name="Tabell1.A1" office:value-type="string">
            <text:p text:style-name="P33">Time</text:p>
          </table:table-cell>
          <table:table-cell table:style-name="Tabell1.A1" office:value-type="string">
            <text:p text:style-name="P34">Start</text:p>
          </table:table-cell>
          <table:table-cell table:style-name="Tabell1.A1" office:value-type="string">
            <text:p text:style-name="P34">On exit</text:p>
          </table:table-cell>
          <table:table-cell table:style-name="Tabell1.A1" office:value-type="string">
            <text:p text:style-name="P34">Object</text:p>
          </table:table-cell>
        </table:table-row>
        <table:table-row table:style-name="Tabell1.1">
          <table:table-cell table:style-name="Tabell1.A2" office:value-type="string">
            <text:p text:style-name="P32">Main</text:p>
          </table:table-cell>
          <table:table-cell table:style-name="Tabell1.B2">
            <text:p text:style-name="P27"/>
          </table:table-cell>
          <table:table-cell table:style-name="Tabell1.C2" office:value-type="string">
            <text:p text:style-name="P32">Global tetthet</text:p>
          </table:table-cell>
          <table:table-cell table:style-name="Tabell1.B2">
            <text:p text:style-name="P29"/>
          </table:table-cell>
          <table:table-cell table:style-name="Tabell1.B2">
            <text:p text:style-name="P29"/>
          </table:table-cell>
          <table:table-cell table:style-name="Tabell1.B2">
            <text:p text:style-name="P29"/>
          </table:table-cell>
        </table:table-row>
        <table:table-row table:style-name="Tabell1.1">
          <table:table-cell table:style-name="Tabell1.A2" office:value-type="string">
            <text:p text:style-name="P27">Tunnel kaskade</text:p>
          </table:table-cell>
          <table:table-cell table:style-name="Tabell1.B3" office:value-type="string">
            <text:p text:style-name="P27">Kanal <text:span text:style-name="T6">1 - 8</text:span></text:p>
          </table:table-cell>
          <table:table-cell table:style-name="Tabell1.C3" office:value-type="string">
            <text:p text:style-name="P27">Kaskade tetthet*</text:p>
          </table:table-cell>
          <table:table-cell table:style-name="Tabell1.D3" office:value-type="string">
            <text:p text:style-name="P29">10 – 30 secs</text:p>
          </table:table-cell>
          <table:table-cell table:style-name="Tabell1.E3" office:value-type="string">
            <text:p text:style-name="P29">Rep. 5 sec</text:p>
          </table:table-cell>
          <table:table-cell table:style-name="Tabell1.F3" office:value-type="string">
            <text:p text:style-name="P29">Tunnel kaskade komplett</text:p>
          </table:table-cell>
        </table:table-row>
        <table:table-row table:style-name="Tabell1.1">
          <table:table-cell table:style-name="Tabell1.A2" office:value-type="string">
            <text:p text:style-name="P27">Tunnel konkret</text:p>
          </table:table-cell>
          <table:table-cell table:style-name="Tabell1.B4" office:value-type="string">
            <text:p text:style-name="P27">Kanal <text:span text:style-name="T6">1 - 8</text:span></text:p>
          </table:table-cell>
          <table:table-cell table:style-name="Tabell1.B2" office:value-type="float" office:value="1">
            <text:p text:style-name="P27">1</text:p>
          </table:table-cell>
          <table:table-cell table:style-name="Tabell1.D4" office:value-type="string">
            <text:p text:style-name="P30">10 – 30 sek</text:p>
          </table:table-cell>
          <table:table-cell table:style-name="Tabell1.E4" office:value-type="string">
            <text:p text:style-name="P29">Rep. <text:span text:style-name="T12">0 - 10</text:span> <text:span text:style-name="T3">sek</text:span></text:p>
          </table:table-cell>
          <table:table-cell table:style-name="Tabell1.F4" office:value-type="string">
            <text:p text:style-name="P29">Tunnel konkret komplett</text:p>
          </table:table-cell>
        </table:table-row>
        <table:table-row table:style-name="Tabell1.1">
          <table:table-cell table:style-name="Tabell1.A2" office:value-type="string">
            <text:p text:style-name="P27">Hall <text:span text:style-name="T2">4 </text:span>kaskade</text:p>
          </table:table-cell>
          <table:table-cell table:style-name="Tabell1.B5" office:value-type="string">
            <text:p text:style-name="P27">Kanal <text:span text:style-name="T6">9-1</text:span><text:span text:style-name="T10">1</text:span></text:p>
          </table:table-cell>
          <table:table-cell table:style-name="Tabell1.C5" office:value-type="string">
            <text:p text:style-name="P27">Kaskade tetthet*</text:p>
          </table:table-cell>
          <table:table-cell table:style-name="Tabell1.D5" office:value-type="string">
            <text:p text:style-name="P31">Not from start</text:p>
          </table:table-cell>
          <table:table-cell table:style-name="Tabell1.E5" office:value-type="string">
            <text:p text:style-name="P29">Hall 4 Dråpe 10 – <text:span text:style-name="T13">2</text:span>0 <text:span text:style-name="T3">sek</text:span></text:p>
          </table:table-cell>
          <table:table-cell table:style-name="Tabell1.F5" office:value-type="string">
            <text:p text:style-name="P29">Hall <text:span text:style-name="T2">4 </text:span>kaskade repeat</text:p>
          </table:table-cell>
        </table:table-row>
        <table:table-row table:style-name="TableLine1715216625680">
          <table:table-cell table:style-name="Tabell1.A2" office:value-type="string">
            <text:p text:style-name="P27">Hall konkret</text:p>
          </table:table-cell>
          <table:table-cell table:style-name="Tabell1.B6" office:value-type="string">
            <text:p text:style-name="P27">Kanal <text:span text:style-name="T6">9-</text:span><text:span text:style-name="T10">11</text:span><text:span text:style-name="T6"> / 1</text:span><text:span text:style-name="T10">2</text:span><text:span text:style-name="T6">-16</text:span></text:p>
          </table:table-cell>
          <table:table-cell table:style-name="Tabell1.B2" office:value-type="float" office:value="1">
            <text:p text:style-name="P29">1</text:p>
          </table:table-cell>
          <table:table-cell table:style-name="Tabell1.D6" office:value-type="string">
            <text:p text:style-name="P29">10 – 20 <text:span text:style-name="T3">sek</text:span></text:p>
          </table:table-cell>
          <table:table-cell table:style-name="Tabell1.E6" office:value-type="string">
            <text:p text:style-name="P29">Rep. 1-5 <text:span text:style-name="T3">sek</text:span></text:p>
          </table:table-cell>
          <table:table-cell table:style-name="Tabell1.F6" office:value-type="string">
            <text:p text:style-name="P29">Hall konkret komplett</text:p>
          </table:table-cell>
        </table:table-row>
        <table:table-row table:style-name="Tabell1.1">
          <table:table-cell table:style-name="Tabell1.A2" office:value-type="string">
            <text:p text:style-name="P27">Hall 4 Dråpe</text:p>
          </table:table-cell>
          <table:table-cell table:style-name="Tabell1.B7" office:value-type="string">
            <text:p text:style-name="P27">Kanal 1 - <text:span text:style-name="T6">3</text:span></text:p>
          </table:table-cell>
          <table:table-cell table:style-name="Tabell1.B2" office:value-type="float" office:value="1">
            <text:p text:style-name="P29">1</text:p>
          </table:table-cell>
          <table:table-cell table:style-name="Tabell1.D7" office:value-type="string">
            <text:p text:style-name="P29">20 – 40 <text:span text:style-name="T3">sek</text:span></text:p>
          </table:table-cell>
          <table:table-cell table:style-name="Tabell1.E7" office:value-type="string">
            <text:p text:style-name="P29">Hall kaskade 1 – 5 <text:span text:style-name="T3">sek</text:span></text:p>
          </table:table-cell>
          <table:table-cell table:style-name="Tabell1.F7" office:value-type="string">
            <text:p text:style-name="P29">Hall dråpe komplett</text:p>
          </table:table-cell>
        </table:table-row>
        <table:table-row table:style-name="Tabell1.1">
          <table:table-cell table:style-name="Tabell1.A2" office:value-type="string">
            <text:p text:style-name="P27">Hall 4 Kepler <text:span text:style-name="T1">1</text:span></text:p>
          </table:table-cell>
          <table:table-cell table:style-name="Tabell1.B8" office:value-type="string">
            <text:p text:style-name="P27">Kanal 1 - <text:span text:style-name="T6">3</text:span></text:p>
          </table:table-cell>
          <table:table-cell table:style-name="Tabell1.B2" office:value-type="float" office:value="1">
            <text:p text:style-name="P29">1</text:p>
          </table:table-cell>
          <table:table-cell table:style-name="Tabell1.D8" office:value-type="string">
            <text:p text:style-name="P29">1 sec</text:p>
          </table:table-cell>
          <table:table-cell table:style-name="Tabell1.E8" office:value-type="string">
            <text:p text:style-name="P29">Rep. 0 – 10 <text:span text:style-name="T3">sek</text:span></text:p>
          </table:table-cell>
          <table:table-cell table:style-name="Tabell1.F8" office:value-type="string">
            <text:p text:style-name="P29">Kepler1.wav <text:span text:style-name="T7">(stereo)</text:span></text:p>
          </table:table-cell>
        </table:table-row>
        <table:table-row table:style-name="Tabell1.1">
          <table:table-cell table:style-name="Tabell1.A2" office:value-type="string">
            <text:p text:style-name="P28">Hall 4 Kepler <text:span text:style-name="T1">2</text:span></text:p>
          </table:table-cell>
          <table:table-cell table:style-name="Tabell1.B9" office:value-type="string">
            <text:p text:style-name="P28">Kanal 1 - <text:span text:style-name="T6">3</text:span></text:p>
          </table:table-cell>
          <table:table-cell table:style-name="Tabell1.B2" office:value-type="float" office:value="1">
            <text:p text:style-name="P29">1</text:p>
          </table:table-cell>
          <table:table-cell table:style-name="Tabell1.D9" office:value-type="string">
            <text:p text:style-name="P29">1 sec</text:p>
          </table:table-cell>
          <table:table-cell table:style-name="Tabell1.E9" office:value-type="string">
            <text:p text:style-name="P29">Rep. 0 – 10 <text:span text:style-name="T3">sek</text:span></text:p>
          </table:table-cell>
          <table:table-cell table:style-name="Tabell1.F9" office:value-type="string">
            <text:p text:style-name="P29">Kepler2.wav <text:span text:style-name="T7">(stereo)</text:span></text:p>
          </table:table-cell>
        </table:table-row>
        <table:table-row table:style-name="TableLine1715216606672">
          <table:table-cell table:style-name="Tabell1.A10" office:value-type="string">
            <text:p text:style-name="P28"/>
          </table:table-cell>
          <table:table-cell table:style-name="Tabell1.B10">
            <text:p text:style-name="P28"/>
          </table:table-cell>
          <table:table-cell table:style-name="Tabell1.B10">
            <text:p text:style-name="P29"/>
          </table:table-cell>
          <table:table-cell table:style-name="Tabell1.B10">
            <text:p text:style-name="P29"/>
          </table:table-cell>
          <table:table-cell table:style-name="Tabell1.B10">
            <text:p text:style-name="P29"/>
          </table:table-cell>
          <table:table-cell table:style-name="Tabell1.B10">
            <text:p text:style-name="P29"/>
          </table:table-cell>
        </table:table-row>
      </table:table>
      <text:p text:style-name="P1"/>
      <text:p text:style-name="P2">* <text:span text:style-name="T11">Global tetthet: «Væske inn» &lt;20, 0&gt; (inverse) linear map to &lt;0.75, 1,25&gt;</text:span></text:p>
      <text:p text:style-name="P2">* Kaskade tetthet: «Filternivå» &lt;20 , 0&gt; (inverse) linear map to &lt;0.75 , 1.25&gt;</text:p>
      <text:p text:style-name="P2"/>
      <table:table table:name="Tabell3" table:style-name="Tabell3" table:template-name="Elegant">
        <table:table-column table:style-name="Tabell3.A" table:number-columns-repeated="3"/>
        <table:table-row table:style-name="Tabell3.1">
          <table:table-cell table:style-name="Tabell3.A1" office:value-type="string">
            <text:p text:style-name="P11">Tunnel kaskader komplett</text:p>
          </table:table-cell>
          <table:table-cell table:style-name="Tabell3.A1" office:value-type="string">
            <text:p text:style-name="P11">Simultaneous</text:p>
          </table:table-cell>
          <table:table-cell table:style-name="Tabell3.A1" office:value-type="string">
            <text:p text:style-name="P11">Syntetiske kaskader</text:p>
            <text:p text:style-name="P11">Tunnel kaskade MIDI</text:p>
          </table:table-cell>
        </table:table-row>
        <table:table-row table:style-name="TableLine1715216612432">
          <table:table-cell table:style-name="Tabell3.A2" office:value-type="string">
            <text:p text:style-name="P6">Syntetiske kaskader</text:p>
          </table:table-cell>
          <table:table-cell table:style-name="Tabell3.A2" office:value-type="string">
            <text:p text:style-name="P6">Conditional («Start pumpe»)</text:p>
            <text:list xml:id="list3539105067" text:style-name="L1">
              <text:list-item>
                <text:p text:style-name="P23">Ja: Modulert lang syntetisk</text:p>
              </text:list-item>
              <text:list-item>
                <text:p text:style-name="P23">Nei: Normal lang syntetisk</text:p>
              </text:list-item>
            </text:list>
          </table:table-cell>
          <table:table-cell table:style-name="Tabell3.C2">
            <text:p text:style-name="P5"/>
          </table:table-cell>
        </table:table-row>
        <table:table-row table:style-name="TableLine1715216613584">
          <table:table-cell table:style-name="Tabell3.A2" office:value-type="string">
            <text:p text:style-name="P7">Tunnel kaskade MIDI</text:p>
          </table:table-cell>
          <table:table-cell table:style-name="Tabell3.A2" office:value-type="string">
            <text:p text:style-name="P7">Midi-distribution: random sequences</text:p>
            <text:p text:style-name="P7">(random direction, random pattern, random interval, 2x or 3x)</text:p>
            <text:p text:style-name="P7">* Speed factor: «Hastighet tunnel»</text:p>
          </table:table-cell>
          <table:table-cell table:style-name="Tabell3.C2">
            <text:p text:style-name="P5"/>
          </table:table-cell>
        </table:table-row>
        <table:table-row table:style-name="Tabell3.1">
          <table:table-cell table:style-name="Tabell3.A4" office:value-type="string">
            <text:p text:style-name="P5"/>
          </table:table-cell>
          <table:table-cell table:style-name="Tabell3.B4">
            <text:p text:style-name="P5"/>
          </table:table-cell>
          <table:table-cell table:style-name="Tabell3.B4">
            <text:p text:style-name="P5"/>
          </table:table-cell>
        </table:table-row>
      </table:table>
      <text:p text:style-name="P2"/>
      <text:p text:style-name="P4">* <text:span text:style-name="T4">Hastighet </text:span><text:span text:style-name="T9">tunnel</text:span>: «<text:span text:style-name="T4">Slaminnhold </text:span><text:span text:style-name="T5">1</text:span>» &lt;20 , 0&gt; (inverse) linear map to &lt;0.<text:span text:style-name="T4">8</text:span>5 , 1.<text:span text:style-name="T4">15</text:span>&gt;</text:p>
      <text:p text:style-name="P4"/>
      <table:table table:name="Tabell5" table:style-name="Tabell5" table:template-name="Elegant">
        <table:table-column table:style-name="Tabell5.A" table:number-columns-repeated="3"/>
        <table:table-row table:style-name="Tabell5.1">
          <table:table-cell table:style-name="Tabell5.A1" office:value-type="string">
            <text:p text:style-name="P13">Tunnel konkret komplett</text:p>
          </table:table-cell>
          <table:table-cell table:style-name="Tabell5.A1" office:value-type="string">
            <text:p text:style-name="P13">Random</text:p>
          </table:table-cell>
          <table:table-cell table:style-name="Tabell5.A1" office:value-type="string">
            <text:p text:style-name="P13">Tunnel kort 1 .. 8</text:p>
          </table:table-cell>
        </table:table-row>
        <table:table-row table:style-name="TableLine1715216602640">
          <table:table-cell table:style-name="Tabell5.A2" office:value-type="string">
            <text:p text:style-name="P9">Tunnel kort 1 .. 8</text:p>
          </table:table-cell>
          <table:table-cell table:style-name="Tabell5.A2" office:value-type="string">
            <text:p text:style-name="P9">Korte lyder</text:p>
          </table:table-cell>
          <table:table-cell table:style-name="Tabell5.C2">
            <text:p text:style-name="P5"/>
          </table:table-cell>
        </table:table-row>
        <table:table-row table:style-name="TableLine1715216616752">
          <table:table-cell table:style-name="Tabell5.A2" office:value-type="string">
            <text:p text:style-name="P9">Korte lyder</text:p>
          </table:table-cell>
          <table:table-cell table:style-name="Tabell5.A2" office:value-type="string">
            <text:p text:style-name="P9">Conditional («Start blåsing»)</text:p>
            <text:list xml:id="list1517592718" text:style-name="L2">
              <text:list-item>
                <text:p text:style-name="P24">ja: Kort syntetisk</text:p>
              </text:list-item>
              <text:list-item>
                <text:p text:style-name="P24">nei: Kort konkret</text:p>
              </text:list-item>
            </text:list>
          </table:table-cell>
          <table:table-cell table:style-name="Tabell5.C2">
            <text:p text:style-name="P5"/>
          </table:table-cell>
        </table:table-row>
        <table:table-row table:style-name="TableLine1715216617904">
          <table:table-cell table:style-name="Tabell5.A2" office:value-type="string">
            <text:p text:style-name="P5"/>
          </table:table-cell>
          <table:table-cell table:style-name="Tabell5.C2">
            <text:p text:style-name="P5"/>
          </table:table-cell>
          <table:table-cell table:style-name="Tabell5.C2">
            <text:p text:style-name="P5"/>
          </table:table-cell>
        </table:table-row>
        <table:table-row table:style-name="TableLine1715216604080">
          <table:table-cell table:style-name="Tabell5.A5" office:value-type="string">
            <text:p text:style-name="P5"/>
          </table:table-cell>
          <table:table-cell table:style-name="Tabell5.B5">
            <text:p text:style-name="P5"/>
          </table:table-cell>
          <table:table-cell table:style-name="Tabell5.B5">
            <text:p text:style-name="P5"/>
          </table:table-cell>
        </table:table-row>
      </table:table>
      <text:p text:style-name="P4"/>
      <text:p text:style-name="P2"/>
      <table:table table:name="Tabell2" table:style-name="Tabell2" table:template-name="Elegant">
        <table:table-column table:style-name="Tabell2.A"/>
        <table:table-column table:style-name="Tabell2.B"/>
        <table:table-column table:style-name="Tabell2.C"/>
        <table:table-row table:style-name="Tabell2.1">
          <table:table-cell table:style-name="Tabell2.A1" office:value-type="string">
            <text:p text:style-name="P15">Hall <text:span text:style-name="T2">4 </text:span>kaskade repeat</text:p>
          </table:table-cell>
          <table:table-cell table:style-name="Tabell2.A1" office:value-type="string">
            <text:p text:style-name="P16">Tidsdistribusjon: </text:p>
            <text:list xml:id="list4169051" text:style-name="L3">
              <text:list-item>
                <text:p text:style-name="P35"><text:soft-page-break/>10 – <text:span text:style-name="T14">2</text:span>0 <text:span text:style-name="T3">sek</text:span> intervall</text:p>
              </text:list-item>
              <text:list-item>
                <text:p text:style-name="P35">«Start spyling» ? 2 : 4</text:p>
              </text:list-item>
            </text:list>
          </table:table-cell>
          <table:table-cell table:style-name="Tabell2.A1" office:value-type="string">
            <text:p text:style-name="P17">Hall 4 kaskade komplett</text:p>
          </table:table-cell>
        </table:table-row>
        <table:table-row table:style-name="TableLine1715216605232">
          <table:table-cell table:style-name="Tabell2.A2" office:value-type="string">
            <text:p text:style-name="P18">Hall 4 kaskade komplett</text:p>
          </table:table-cell>
          <table:table-cell table:style-name="Tabell2.A2" office:value-type="string">
            <text:p text:style-name="P18">Simultaneous</text:p>
          </table:table-cell>
          <table:table-cell table:style-name="Tabell2.A2" office:value-type="string">
            <text:p text:style-name="P18">Hall 4 sekvens med fade</text:p>
            <text:p text:style-name="P18">Hall kaskader (kopi)</text:p>
          </table:table-cell>
        </table:table-row>
        <table:table-row table:style-name="TableLine1715216619056">
          <table:table-cell table:style-name="Tabell2.A2" office:value-type="string">
            <text:p text:style-name="P18">Hall kaskader (kopi)</text:p>
          </table:table-cell>
          <table:table-cell table:style-name="Tabell2.A2" office:value-type="string">
            <text:p text:style-name="P18">Conditional («<text:span text:style-name="T4">S</text:span>tart pumpe»)</text:p>
            <text:list xml:id="list3007591796" text:style-name="L4">
              <text:list-item>
                <text:p text:style-name="P36"><text:span text:style-name="T4">Ja: </text:span>Modulert lang syntetisk</text:p>
              </text:list-item>
              <text:list-item>
                <text:p text:style-name="P36"><text:span text:style-name="T4">Nei: </text:span>Normal lang syntetisk</text:p>
              </text:list-item>
            </text:list>
          </table:table-cell>
          <table:table-cell table:style-name="Tabell2.C3">
            <text:p text:style-name="P19"/>
          </table:table-cell>
        </table:table-row>
        <table:table-row table:style-name="TableLine1715216612720">
          <table:table-cell table:style-name="Tabell2.A2" office:value-type="string">
            <text:p text:style-name="P20">Hall 4 sekvens med fade</text:p>
          </table:table-cell>
          <table:table-cell table:style-name="Tabell2.A2" office:value-type="string">
            <text:p text:style-name="P20">MIDI-distribution: Fade in, 3x random traverse speeds, fade out</text:p>
            <text:p text:style-name="P20">* Speed factor: «Hastighet hall»</text:p>
          </table:table-cell>
          <table:table-cell table:style-name="Tabell2.C3">
            <text:p text:style-name="P19"/>
          </table:table-cell>
        </table:table-row>
        <table:table-row table:style-name="Tabell2.1">
          <table:table-cell table:style-name="Tabell2.A5" office:value-type="string">
            <text:p text:style-name="P19"/>
          </table:table-cell>
          <table:table-cell table:style-name="Tabell2.B5">
            <text:p text:style-name="P19"/>
          </table:table-cell>
          <table:table-cell table:style-name="Tabell2.B5">
            <text:p text:style-name="P19"/>
          </table:table-cell>
        </table:table-row>
      </table:table>
      <text:p text:style-name="P2"/>
      <text:p text:style-name="P3">* <text:span text:style-name="T4">Hastighet hall</text:span>: «<text:span text:style-name="T4">Slaminnhold 2</text:span>» &lt;20 , 0&gt; (inverse) linear map to &lt;0.<text:span text:style-name="T4">8</text:span>5 , 1.<text:span text:style-name="T4">15</text:span>&gt;</text:p>
      <text:p text:style-name="P3"/>
      <table:table table:name="Tabell4" table:style-name="Tabell4" table:template-name="Elegant">
        <table:table-column table:style-name="Tabell4.A"/>
        <table:table-column table:style-name="Tabell4.B"/>
        <table:table-column table:style-name="Tabell4.C"/>
        <table:table-row table:style-name="Tabell4.1">
          <table:table-cell table:style-name="Tabell4.A1" office:value-type="string">
            <text:p text:style-name="P12">Hall konkret komplett</text:p>
          </table:table-cell>
          <table:table-cell table:style-name="Tabell4.A1" office:value-type="string">
            <text:p text:style-name="P12">Random</text:p>
          </table:table-cell>
          <table:table-cell table:style-name="Tabell4.A1" office:value-type="string">
            <text:p text:style-name="P12">Hall korte lyder <text:span text:style-name="T8">(weight 1)</text:span></text:p>
            <text:p text:style-name="P12">Hall lange lyder <text:span text:style-name="T8">(weight 2)</text:span></text:p>
          </table:table-cell>
        </table:table-row>
        <table:table-row table:style-name="TableLine1715216604944">
          <table:table-cell table:style-name="Tabell4.A2" office:value-type="string">
            <text:p text:style-name="P8">Hall korte lyder</text:p>
          </table:table-cell>
          <table:table-cell table:style-name="Tabell4.A2" office:value-type="string">
            <text:p text:style-name="P8">Random</text:p>
          </table:table-cell>
          <table:table-cell table:style-name="Tabell4.A2" office:value-type="string">
            <text:p text:style-name="P8">Hall kontret 1 .. 5</text:p>
          </table:table-cell>
        </table:table-row>
        <table:table-row table:style-name="TableLine1715216606384">
          <table:table-cell table:style-name="Tabell4.A2" office:value-type="string">
            <text:p text:style-name="P8"><text:s text:c="2"/>Hall konkret 1 .. 5</text:p>
          </table:table-cell>
          <table:table-cell table:style-name="Tabell4.A2" office:value-type="string">
            <text:p text:style-name="P8">Korte lyder hall (kopi)</text:p>
          </table:table-cell>
          <table:table-cell table:style-name="Tabell4.C3">
            <text:p text:style-name="P5"/>
          </table:table-cell>
        </table:table-row>
        <table:table-row table:style-name="TableLine1715216608400">
          <table:table-cell table:style-name="Tabell4.A2" office:value-type="string">
            <text:p text:style-name="P8"><text:s text:c="2"/>Korte lyder hall (kopi)</text:p>
          </table:table-cell>
          <table:table-cell table:style-name="Tabell4.A2" office:value-type="string">
            <text:p text:style-name="P8">Conditional («start blåsing»)</text:p>
            <text:list xml:id="list1229688844" text:style-name="L5">
              <text:list-item>
                <text:p text:style-name="P25">Ja: Kort syntetisk<text:line-break/>Nei: Kort konkret</text:p>
              </text:list-item>
            </text:list>
          </table:table-cell>
          <table:table-cell table:style-name="Tabell4.C3">
            <text:p text:style-name="P5"/>
          </table:table-cell>
        </table:table-row>
        <table:table-row table:style-name="TableLine1715216608688">
          <table:table-cell table:style-name="Tabell4.A2" office:value-type="string">
            <text:p text:style-name="P8"/>
          </table:table-cell>
          <table:table-cell table:style-name="Tabell4.C3">
            <text:p text:style-name="P8"/>
          </table:table-cell>
          <table:table-cell table:style-name="Tabell4.C3">
            <text:p text:style-name="P8"/>
          </table:table-cell>
        </table:table-row>
        <table:table-row table:style-name="Tabell4.1">
          <table:table-cell table:style-name="Tabell4.A2" office:value-type="string">
            <text:p text:style-name="P8">Hall lange lyder</text:p>
          </table:table-cell>
          <table:table-cell table:style-name="Tabell4.A2" office:value-type="string">
            <text:p text:style-name="P8">Random</text:p>
          </table:table-cell>
          <table:table-cell table:style-name="Tabell4.A2" office:value-type="string">
            <text:p text:style-name="P8">Hall konkret 6 .. 8</text:p>
          </table:table-cell>
        </table:table-row>
        <table:table-row table:style-name="TableLine1715217848016">
          <table:table-cell table:style-name="Tabell4.A2" office:value-type="string">
            <text:p text:style-name="P8"><text:s text:c="2"/>Hall konkret 6 .. 8</text:p>
          </table:table-cell>
          <table:table-cell table:style-name="Tabell4.A2" office:value-type="string">
            <text:p text:style-name="P8">Lang konkret</text:p>
          </table:table-cell>
          <table:table-cell table:style-name="Tabell4.C3">
            <text:p text:style-name="P5"/>
          </table:table-cell>
        </table:table-row>
        <table:table-row table:style-name="Tabell4.1">
          <table:table-cell table:style-name="Tabell4.A8" office:value-type="string">
            <text:p text:style-name="P5"/>
          </table:table-cell>
          <table:table-cell table:style-name="Tabell4.B8">
            <text:p text:style-name="P5"/>
          </table:table-cell>
          <table:table-cell table:style-name="Tabell4.B8">
            <text:p text:style-name="P5"/>
          </table:table-cell>
        </table:table-row>
      </table:table>
      <text:p text:style-name="P3"/>
      <table:table table:name="Tabell6" table:style-name="Tabell6" table:template-name="Elegant">
        <table:table-column table:style-name="Tabell6.A" table:number-columns-repeated="3"/>
        <table:table-row table:style-name="Tabell6.1">
          <table:table-cell table:style-name="Tabell6.A1" office:value-type="string">
            <text:p text:style-name="P14">Hall dråpe komplett</text:p>
          </table:table-cell>
          <table:table-cell table:style-name="Tabell6.A1" office:value-type="string">
            <text:p text:style-name="P14">Random</text:p>
          </table:table-cell>
          <table:table-cell table:style-name="Tabell6.A1" office:value-type="string">
            <text:p text:style-name="P14">Hall dråpe 1 .. 3</text:p>
          </table:table-cell>
        </table:table-row>
        <table:table-row table:style-name="TableLine1715217838224">
          <table:table-cell table:style-name="Tabell6.A2" office:value-type="string">
            <text:p text:style-name="P10">Hall dråpe 1 .. 3</text:p>
          </table:table-cell>
          <table:table-cell table:style-name="Tabell6.A2" office:value-type="string">
            <text:p text:style-name="P10">Bassdråper</text:p>
          </table:table-cell>
          <table:table-cell table:style-name="Tabell6.C2">
            <text:p text:style-name="P5"/>
          </table:table-cell>
        </table:table-row>
        <table:table-row table:style-name="TableLine1715218156928">
          <table:table-cell table:style-name="Tabell6.A2" office:value-type="string">
            <text:p text:style-name="P10">Bassdråper</text:p>
          </table:table-cell>
          <table:table-cell table:style-name="Tabell6.A2" office:value-type="string">
            <text:p text:style-name="P10">Conditional («Vannmengde»)</text:p>
            <text:list xml:id="list2755605965" text:style-name="L6">
              <text:list-item>
                <text:p text:style-name="P26">ja; Modulert dråpe</text:p>
              </text:list-item>
              <text:list-item>
                <text:p text:style-name="P26">nei: Normal dråpe</text:p>
              </text:list-item>
            </text:list>
          </table:table-cell>
          <table:table-cell table:style-name="Tabell6.C2">
            <text:p text:style-name="P5"/>
          </table:table-cell>
        </table:table-row>
        <table:table-row table:style-name="TableLine1715218145984">
          <table:table-cell table:style-name="Tabell6.A4" office:value-type="string">
            <text:p text:style-name="P5"/>
          </table:table-cell>
          <table:table-cell table:style-name="Tabell6.B4">
            <text:p text:style-name="P5"/>
          </table:table-cell>
          <table:table-cell table:style-name="Tabell6.B4">
            <text:p text:style-name="P5"/>
          </table:table-cell>
        </table:table-row>
      </table:table>
      <text:p text:style-name="P3"/>
      <table:table table:name="Tabell7" table:style-name="Tabell7">
        <table:table-column table:style-name="Tabell7.A" table:number-columns-repeated="6"/>
        <table:table-row table:style-name="TableLine1715223252752">
          <table:table-cell table:style-name="Tabell7.A1" office:value-type="string">
            <text:p text:style-name="P38">Navn</text:p>
          </table:table-cell>
          <table:table-cell table:style-name="Tabell7.A1" office:value-type="string">
            <text:p text:style-name="P38">Type</text:p>
          </table:table-cell>
          <table:table-cell table:style-name="Tabell7.A1" office:value-type="string">
            <text:p text:style-name="P38">Port</text:p>
          </table:table-cell>
          <table:table-cell table:style-name="Tabell7.A1" office:value-type="string">
            <text:p text:style-name="P38">Adresse</text:p>
          </table:table-cell>
          <table:table-cell table:style-name="Tabell7.A1" office:value-type="string">
            <text:p text:style-name="P38">Channel</text:p>
          </table:table-cell>
          <table:table-cell table:style-name="Tabell7.F1" office:value-type="string">
            <text:p text:style-name="P38">Update interval</text:p>
          </table:table-cell>
        </table:table-row>
        <table:table-row table:style-name="TableLine1715223252752">
          <table:table-cell table:style-name="Tabell7.A2" office:value-type="string">
            <text:p text:style-name="P38">Vannmengde</text:p>
          </table:table-cell>
          <table:table-cell table:style-name="Tabell7.A2" office:value-type="string">
            <text:p text:style-name="P38">Analog</text:p>
          </table:table-cell>
          <table:table-cell table:style-name="Tabell7.A2" office:value-type="string">
            <text:p text:style-name="P38">0x3f8</text:p>
          </table:table-cell>
          <table:table-cell table:style-name="Tabell7.A2" office:value-type="string">
            <text:p text:style-name="P38">2</text:p>
          </table:table-cell>
          <table:table-cell table:style-name="Tabell7.A2" office:value-type="string">
            <text:p text:style-name="P38">0</text:p>
          </table:table-cell>
          <table:table-cell table:style-name="Tabell7.F2" office:value-type="string">
            <text:p text:style-name="P38">10 secs</text:p>
          </table:table-cell>
        </table:table-row>
        <table:table-row table:style-name="TableLine1715223252752">
          <table:table-cell table:style-name="Tabell7.A2" office:value-type="string">
            <text:p text:style-name="P38">Slam 1</text:p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8">1</text:p>
          </table:table-cell>
          <table:table-cell table:style-name="Tabell7.F2" office:value-type="string">
            <text:p text:style-name="P38"/>
          </table:table-cell>
        </table:table-row>
        <table:table-row table:style-name="TableLine1715223252752">
          <table:table-cell table:style-name="Tabell7.A2" office:value-type="string">
            <text:p text:style-name="P38">Slam 2</text:p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8">2</text:p>
          </table:table-cell>
          <table:table-cell table:style-name="Tabell7.F2" office:value-type="string">
            <text:p text:style-name="P37"/>
          </table:table-cell>
        </table:table-row>
        <table:table-row table:style-name="TableLine1715223252752">
          <table:table-cell table:style-name="Tabell7.A2" office:value-type="string">
            <text:p text:style-name="P38">Filternivå</text:p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8">3</text:p>
          </table:table-cell>
          <table:table-cell table:style-name="Tabell7.F2" office:value-type="string">
            <text:p text:style-name="P37"/>
          </table:table-cell>
        </table:table-row>
        <table:table-row table:style-name="TableLine1715223252752">
          <table:table-cell table:style-name="Tabell7.A2" office:value-type="string">
            <text:p text:style-name="P38">Høy vannstand</text:p>
          </table:table-cell>
          <table:table-cell table:style-name="Tabell7.A2" office:value-type="string">
            <text:p text:style-name="P38">Digial</text:p>
          </table:table-cell>
          <table:table-cell table:style-name="Tabell7.A2" office:value-type="string">
            <text:p text:style-name="P38"/>
          </table:table-cell>
          <table:table-cell table:style-name="Tabell7.A2" office:value-type="string">
            <text:p text:style-name="P38">1</text:p>
          </table:table-cell>
          <table:table-cell table:style-name="Tabell7.A2" office:value-type="string">
            <text:p text:style-name="P38">0</text:p>
          </table:table-cell>
          <table:table-cell table:style-name="Tabell7.F2" office:value-type="string">
            <text:p text:style-name="P38">5</text:p>
          </table:table-cell>
        </table:table-row>
        <table:table-row table:style-name="TableLine1715223252752">
          <table:table-cell table:style-name="Tabell7.A2" office:value-type="string">
            <text:p text:style-name="P38">Start pumpe</text:p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8">1</text:p>
          </table:table-cell>
          <table:table-cell table:style-name="Tabell7.F2" office:value-type="string">
            <text:p text:style-name="P38"/>
          </table:table-cell>
        </table:table-row>
        <table:table-row table:style-name="TableLine1715223252752">
          <table:table-cell table:style-name="Tabell7.A2" office:value-type="string">
            <text:p text:style-name="P38">Start spyling</text:p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8">2</text:p>
          </table:table-cell>
          <table:table-cell table:style-name="Tabell7.F2" office:value-type="string">
            <text:p text:style-name="P38"/>
          </table:table-cell>
        </table:table-row>
        <table:table-row table:style-name="TableLine1715223252752">
          <table:table-cell table:style-name="Tabell7.A2" office:value-type="string">
            <text:p text:style-name="P38">Start blåsing</text:p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7"/>
          </table:table-cell>
          <table:table-cell table:style-name="Tabell7.A2" office:value-type="string">
            <text:p text:style-name="P38">3</text:p>
          </table:table-cell>
          <table:table-cell table:style-name="Tabell7.F2" office:value-type="string">
            <text:p text:style-name="P3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b" fo:country="N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b" fo:country="N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nb" number:country="NO">
      <number:number number:min-integer-digits="1"/>
    </number:number-style>
    <number:text-style style:name="N10100" number:language="nb" number:country="NO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2T11:28:17.502000000</dc:date>
    <meta:editing-duration>P1DT58M56S</meta:editing-duration>
    <meta:editing-cycles>13</meta:editing-cycles>
    <meta:generator>LibreOffice/7.3.2.2$Windows_X86_64 LibreOffice_project/49f2b1bff42cfccbd8f788c8dc32c1c309559be0</meta:generator>
    <meta:document-statistic meta:table-count="7" meta:image-count="0" meta:object-count="0" meta:page-count="2" meta:paragraph-count="146" meta:word-count="460" meta:character-count="2433" meta:non-whitespace-character-count="2114"/>
  </office:meta>
</office:document-meta>
</file>